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style:text-underline-style="solid" style:text-underline-width="auto" style:text-underline-color="font-color" officeooo:rsid="0004b4b0" officeooo:paragraph-rsid="0004b4b0"/>
    </style:style>
    <style:style style:name="P2" style:family="paragraph" style:parent-style-name="Standard">
      <style:text-properties style:text-underline-style="solid" style:text-underline-width="auto" style:text-underline-color="font-color" officeooo:rsid="00137d33" officeooo:paragraph-rsid="00137d33"/>
    </style:style>
    <style:style style:name="P3" style:family="paragraph" style:parent-style-name="Standard">
      <style:text-properties style:text-underline-style="solid" style:text-underline-width="auto" style:text-underline-color="font-color" officeooo:rsid="0058eff0" officeooo:paragraph-rsid="0058eff0"/>
    </style:style>
    <style:style style:name="P4" style:family="paragraph" style:parent-style-name="Standard">
      <style:text-properties style:text-underline-style="none" officeooo:rsid="0004b4b0" officeooo:paragraph-rsid="0004b4b0"/>
    </style:style>
    <style:style style:name="P5" style:family="paragraph" style:parent-style-name="Standard">
      <style:text-properties style:text-underline-style="none" officeooo:rsid="0004b4b0" officeooo:paragraph-rsid="000b5b97"/>
    </style:style>
    <style:style style:name="P6" style:family="paragraph" style:parent-style-name="Standard">
      <style:text-properties style:text-underline-style="none" officeooo:rsid="0005a0dc" officeooo:paragraph-rsid="000b5b97"/>
    </style:style>
    <style:style style:name="P7" style:family="paragraph" style:parent-style-name="Standard">
      <style:text-properties style:text-underline-style="none" officeooo:rsid="000731d9" officeooo:paragraph-rsid="000b5b97"/>
    </style:style>
    <style:style style:name="P8" style:family="paragraph" style:parent-style-name="Standard">
      <style:text-properties style:text-underline-style="none" officeooo:rsid="000923cf" officeooo:paragraph-rsid="000b5b97"/>
    </style:style>
    <style:style style:name="P9" style:family="paragraph" style:parent-style-name="Standard">
      <style:text-properties style:text-underline-style="none" officeooo:rsid="000923cf" officeooo:paragraph-rsid="000cec33"/>
    </style:style>
    <style:style style:name="P10" style:family="paragraph" style:parent-style-name="Standard">
      <style:text-properties style:text-underline-style="none" officeooo:rsid="000923cf" officeooo:paragraph-rsid="001048a1"/>
    </style:style>
    <style:style style:name="P11" style:family="paragraph" style:parent-style-name="Standard">
      <style:text-properties style:text-underline-style="none" officeooo:rsid="000a64e9" officeooo:paragraph-rsid="000b5b97"/>
    </style:style>
    <style:style style:name="P12" style:family="paragraph" style:parent-style-name="Standard">
      <style:text-properties style:text-underline-style="none" officeooo:rsid="000cec33" officeooo:paragraph-rsid="000cec33"/>
    </style:style>
    <style:style style:name="P13" style:family="paragraph" style:parent-style-name="Table_20_Contents">
      <style:text-properties style:text-underline-style="none" officeooo:rsid="000cec33" officeooo:paragraph-rsid="000cec33"/>
    </style:style>
    <style:style style:name="P14" style:family="paragraph" style:parent-style-name="Standard">
      <style:text-properties style:text-underline-style="none" officeooo:rsid="000d42c7" officeooo:paragraph-rsid="000d42c7"/>
    </style:style>
    <style:style style:name="P15" style:family="paragraph" style:parent-style-name="Standard">
      <style:text-properties style:text-underline-style="none" officeooo:rsid="000fa84e" officeooo:paragraph-rsid="000fa84e"/>
    </style:style>
    <style:style style:name="P16" style:family="paragraph" style:parent-style-name="Standard">
      <style:text-properties style:text-underline-style="none" officeooo:rsid="001048a1" officeooo:paragraph-rsid="001048a1"/>
    </style:style>
    <style:style style:name="P17" style:family="paragraph" style:parent-style-name="Standard">
      <style:text-properties style:text-underline-style="none" officeooo:rsid="00117ada" officeooo:paragraph-rsid="00117ada"/>
    </style:style>
    <style:style style:name="P18" style:family="paragraph" style:parent-style-name="Standard">
      <style:text-properties style:text-underline-style="none" officeooo:rsid="00119614" officeooo:paragraph-rsid="00119614"/>
    </style:style>
    <style:style style:name="P19" style:family="paragraph" style:parent-style-name="Standard">
      <style:text-properties style:text-underline-style="none" officeooo:rsid="00137d33" officeooo:paragraph-rsid="00137d33"/>
    </style:style>
    <style:style style:name="P20" style:family="paragraph" style:parent-style-name="Standard">
      <style:text-properties style:text-underline-style="none" officeooo:rsid="0014cbe1" officeooo:paragraph-rsid="0014cbe1"/>
    </style:style>
    <style:style style:name="P21" style:family="paragraph" style:parent-style-name="Standard">
      <style:text-properties style:text-underline-style="none" officeooo:rsid="00179834" officeooo:paragraph-rsid="00179834"/>
    </style:style>
    <style:style style:name="P22" style:family="paragraph" style:parent-style-name="Standard">
      <style:text-properties style:text-underline-style="none" officeooo:rsid="001cebe5" officeooo:paragraph-rsid="0021a1ba"/>
    </style:style>
    <style:style style:name="P23" style:family="paragraph" style:parent-style-name="Standard">
      <style:text-properties style:text-underline-style="none" officeooo:rsid="0023afba" officeooo:paragraph-rsid="0023afba"/>
    </style:style>
    <style:style style:name="P24" style:family="paragraph" style:parent-style-name="Standard">
      <style:text-properties style:text-underline-style="none" officeooo:rsid="002634d7" officeooo:paragraph-rsid="002634d7"/>
    </style:style>
    <style:style style:name="P25" style:family="paragraph" style:parent-style-name="Standard">
      <style:text-properties style:text-underline-style="none" officeooo:rsid="0029e447" officeooo:paragraph-rsid="0029e447"/>
    </style:style>
    <style:style style:name="P26" style:family="paragraph" style:parent-style-name="Standard">
      <style:text-properties style:text-underline-style="none" officeooo:rsid="002d422a" officeooo:paragraph-rsid="002f28e4"/>
    </style:style>
    <style:style style:name="P27" style:family="paragraph" style:parent-style-name="Standard">
      <style:text-properties style:text-underline-style="none" officeooo:rsid="002f28e4" officeooo:paragraph-rsid="002f28e4"/>
    </style:style>
    <style:style style:name="P28" style:family="paragraph" style:parent-style-name="Standard">
      <style:text-properties style:text-underline-style="none" officeooo:rsid="0032ccdc" officeooo:paragraph-rsid="0032ccdc"/>
    </style:style>
    <style:style style:name="P29" style:family="paragraph" style:parent-style-name="Standard">
      <style:text-properties style:text-underline-style="none" officeooo:rsid="0034d66e" officeooo:paragraph-rsid="0035f4f8"/>
    </style:style>
    <style:style style:name="P30" style:family="paragraph" style:parent-style-name="Standard">
      <style:text-properties style:text-underline-style="none" officeooo:rsid="0035f4f8" officeooo:paragraph-rsid="0037a3e8"/>
    </style:style>
    <style:style style:name="P31" style:family="paragraph" style:parent-style-name="Standard">
      <style:text-properties style:text-underline-style="none" officeooo:rsid="0037a3e8" officeooo:paragraph-rsid="0037a3e8"/>
    </style:style>
    <style:style style:name="P32" style:family="paragraph" style:parent-style-name="Standard">
      <style:text-properties style:text-underline-style="none" officeooo:rsid="0039057c" officeooo:paragraph-rsid="0039057c"/>
    </style:style>
    <style:style style:name="P33" style:family="paragraph" style:parent-style-name="Standard">
      <style:text-properties style:text-underline-style="none" officeooo:rsid="003d15c6" officeooo:paragraph-rsid="003d15c6"/>
    </style:style>
    <style:style style:name="P34" style:family="paragraph" style:parent-style-name="Standard">
      <style:text-properties style:text-underline-style="none" officeooo:rsid="003ff32c" officeooo:paragraph-rsid="003ff32c"/>
    </style:style>
    <style:style style:name="P35" style:family="paragraph" style:parent-style-name="Standard">
      <style:text-properties style:text-underline-style="none" officeooo:rsid="00476dec" officeooo:paragraph-rsid="00476dec"/>
    </style:style>
    <style:style style:name="P36" style:family="paragraph" style:parent-style-name="Standard">
      <style:text-properties style:text-underline-style="none" officeooo:rsid="004b979d" officeooo:paragraph-rsid="004b979d"/>
    </style:style>
    <style:style style:name="P37" style:family="paragraph" style:parent-style-name="Standard">
      <style:text-properties style:text-underline-style="none" officeooo:rsid="004ee6f6" officeooo:paragraph-rsid="004ee6f6"/>
    </style:style>
    <style:style style:name="P38" style:family="paragraph" style:parent-style-name="Standard">
      <style:text-properties style:text-underline-style="none" officeooo:rsid="0051516d" officeooo:paragraph-rsid="0051516d"/>
    </style:style>
    <style:style style:name="P39" style:family="paragraph" style:parent-style-name="Standard">
      <style:text-properties style:text-underline-style="none" officeooo:rsid="00523f26" officeooo:paragraph-rsid="00523f26"/>
    </style:style>
    <style:style style:name="P40" style:family="paragraph" style:parent-style-name="Standard">
      <style:text-properties style:text-underline-style="none" officeooo:rsid="00540d43" officeooo:paragraph-rsid="00540d43"/>
    </style:style>
    <style:style style:name="P41" style:family="paragraph" style:parent-style-name="Standard">
      <style:text-properties style:text-underline-style="none" officeooo:rsid="00541bcc" officeooo:paragraph-rsid="00541bcc"/>
    </style:style>
    <style:style style:name="P42" style:family="paragraph" style:parent-style-name="Standard">
      <style:text-properties style:text-underline-style="none" officeooo:rsid="002e9ac0" officeooo:paragraph-rsid="002f28e4"/>
    </style:style>
    <style:style style:name="P43" style:family="paragraph" style:parent-style-name="Standard">
      <style:text-properties style:text-underline-style="none" officeooo:rsid="0058eff0" officeooo:paragraph-rsid="0058eff0"/>
    </style:style>
    <style:style style:name="P44" style:family="paragraph" style:parent-style-name="Standard">
      <style:text-properties style:text-underline-style="none" officeooo:rsid="0058eff0" officeooo:paragraph-rsid="0065116a"/>
    </style:style>
    <style:style style:name="P45" style:family="paragraph" style:parent-style-name="Standard">
      <style:text-properties style:text-underline-style="none" officeooo:rsid="005ab12a" officeooo:paragraph-rsid="005bb360"/>
    </style:style>
    <style:style style:name="P46" style:family="paragraph" style:parent-style-name="Standard">
      <style:text-properties style:text-underline-style="none" officeooo:rsid="005ab12a" officeooo:paragraph-rsid="005fe7f2"/>
    </style:style>
    <style:style style:name="P47" style:family="paragraph" style:parent-style-name="Standard">
      <style:text-properties style:text-underline-style="none" officeooo:rsid="005bb360" officeooo:paragraph-rsid="005bb360"/>
    </style:style>
    <style:style style:name="P48" style:family="paragraph" style:parent-style-name="Standard">
      <style:text-properties style:text-underline-style="none" officeooo:rsid="005d4c79" officeooo:paragraph-rsid="0060c66e"/>
    </style:style>
    <style:style style:name="P49" style:family="paragraph" style:parent-style-name="Standard">
      <style:text-properties style:text-underline-style="none" officeooo:rsid="006147d6" officeooo:paragraph-rsid="006147d6"/>
    </style:style>
    <style:style style:name="P50" style:family="paragraph" style:parent-style-name="Standard">
      <style:text-properties style:text-underline-style="none" officeooo:rsid="0065116a" officeooo:paragraph-rsid="0065116a"/>
    </style:style>
    <style:style style:name="P51" style:family="paragraph" style:parent-style-name="Standard">
      <style:text-properties style:text-underline-style="none" officeooo:rsid="0068a457" officeooo:paragraph-rsid="0068a457"/>
    </style:style>
    <style:style style:name="P52" style:family="paragraph" style:parent-style-name="Standard">
      <style:text-properties style:text-underline-style="none" officeooo:rsid="006d1ab2" officeooo:paragraph-rsid="006d1ab2"/>
    </style:style>
    <style:style style:name="P53" style:family="paragraph" style:parent-style-name="Standard">
      <style:text-properties style:text-underline-style="none" officeooo:rsid="0073655b" officeooo:paragraph-rsid="0073655b"/>
    </style:style>
    <style:style style:name="P54" style:family="paragraph" style:parent-style-name="Table_20_Contents">
      <style:text-properties officeooo:rsid="000d42c7" officeooo:paragraph-rsid="000d42c7"/>
    </style:style>
    <style:style style:name="P55" style:family="paragraph" style:parent-style-name="Table_20_Heading">
      <style:text-properties officeooo:rsid="000b5b97" officeooo:paragraph-rsid="000b5b97"/>
    </style:style>
    <style:style style:name="P56" style:family="paragraph" style:parent-style-name="Table_20_Heading">
      <style:text-properties officeooo:rsid="001048a1" officeooo:paragraph-rsid="001048a1"/>
    </style:style>
    <style:style style:name="P57" style:family="paragraph" style:parent-style-name="Standard" style:list-style-name="L1">
      <style:text-properties style:text-underline-style="none" officeooo:rsid="00137d33" officeooo:paragraph-rsid="00137d33"/>
    </style:style>
    <style:style style:name="P58" style:family="paragraph" style:parent-style-name="Standard" style:list-style-name="L1">
      <style:text-properties style:text-underline-style="none" officeooo:rsid="0013c16e" officeooo:paragraph-rsid="0013c16e"/>
    </style:style>
    <style:style style:name="P59" style:family="paragraph" style:parent-style-name="Standard" style:list-style-name="L2">
      <style:text-properties style:text-underline-style="none" officeooo:rsid="0028a746" officeooo:paragraph-rsid="0028a746"/>
    </style:style>
    <style:style style:name="P60" style:family="paragraph" style:parent-style-name="Standard" style:list-style-name="L2">
      <style:text-properties style:text-underline-style="none" officeooo:rsid="0029b067" officeooo:paragraph-rsid="0029b067"/>
    </style:style>
    <style:style style:name="P61" style:family="paragraph" style:parent-style-name="Standard" style:list-style-name="L2">
      <style:text-properties style:text-underline-style="none" officeooo:rsid="0029e447" officeooo:paragraph-rsid="0029e447"/>
    </style:style>
    <style:style style:name="P62" style:family="paragraph" style:parent-style-name="Standard">
      <style:text-properties style:text-underline-style="none" officeooo:rsid="0058eff0" officeooo:paragraph-rsid="0065116a"/>
    </style:style>
    <style:style style:name="P63" style:family="paragraph" style:parent-style-name="Standard">
      <style:text-properties style:text-underline-style="none" officeooo:rsid="0065116a" officeooo:paragraph-rsid="0065116a"/>
    </style:style>
    <style:style style:name="P64" style:family="paragraph" style:parent-style-name="Standard">
      <style:text-properties style:text-underline-style="none" officeooo:rsid="0060c66e" officeooo:paragraph-rsid="0060c66e"/>
    </style:style>
    <style:style style:name="P65" style:family="paragraph" style:parent-style-name="Standard" style:list-style-name="L3">
      <style:text-properties style:text-underline-style="none" officeooo:rsid="006d1ab2" officeooo:paragraph-rsid="006d1ab2"/>
    </style:style>
    <style:style style:name="P66" style:family="paragraph" style:parent-style-name="Standard" style:list-style-name="L3">
      <style:text-properties style:text-underline-style="none" officeooo:rsid="00715739" officeooo:paragraph-rsid="00715739"/>
    </style:style>
    <style:style style:name="P67" style:family="paragraph" style:parent-style-name="Standard" style:list-style-name="L3">
      <style:text-properties style:text-underline-style="none" officeooo:rsid="006df6e4" officeooo:paragraph-rsid="006df6e4"/>
    </style:style>
    <style:style style:name="T1" style:family="text">
      <style:text-properties officeooo:rsid="00083e4f"/>
    </style:style>
    <style:style style:name="T2" style:family="text">
      <style:text-properties officeooo:rsid="000e8dd0"/>
    </style:style>
    <style:style style:name="T3" style:family="text">
      <style:text-properties officeooo:rsid="0011002a"/>
    </style:style>
    <style:style style:name="T4" style:family="text">
      <style:text-properties officeooo:rsid="00117ada"/>
    </style:style>
    <style:style style:name="T5" style:family="text">
      <style:text-properties officeooo:rsid="0015be88"/>
    </style:style>
    <style:style style:name="T6" style:family="text">
      <style:text-properties officeooo:rsid="00171ffa"/>
    </style:style>
    <style:style style:name="T7" style:family="text">
      <style:text-properties officeooo:rsid="001ac2c1"/>
    </style:style>
    <style:style style:name="T8" style:family="text">
      <style:text-properties officeooo:rsid="001c7860"/>
    </style:style>
    <style:style style:name="T9" style:family="text">
      <style:text-properties officeooo:rsid="001e03f8"/>
    </style:style>
    <style:style style:name="T10" style:family="text">
      <style:text-properties officeooo:rsid="002000ba"/>
    </style:style>
    <style:style style:name="T11" style:family="text">
      <style:text-properties officeooo:rsid="0021a1ba"/>
    </style:style>
    <style:style style:name="T12" style:family="text">
      <style:text-properties officeooo:rsid="00230836"/>
    </style:style>
    <style:style style:name="T13" style:family="text">
      <style:text-properties officeooo:rsid="002445f3"/>
    </style:style>
    <style:style style:name="T14" style:family="text">
      <style:text-properties officeooo:rsid="002612a7"/>
    </style:style>
    <style:style style:name="T15" style:family="text">
      <style:text-properties officeooo:rsid="00265599"/>
    </style:style>
    <style:style style:name="T16" style:family="text">
      <style:text-properties officeooo:rsid="0028a746"/>
    </style:style>
    <style:style style:name="T17" style:family="text">
      <style:text-properties officeooo:rsid="002affd9"/>
    </style:style>
    <style:style style:name="T18" style:family="text">
      <style:text-properties officeooo:rsid="002ca245"/>
    </style:style>
    <style:style style:name="T19" style:family="text">
      <style:text-properties officeooo:rsid="002d422a"/>
    </style:style>
    <style:style style:name="T20" style:family="text">
      <style:text-properties officeooo:rsid="002e9ac0"/>
    </style:style>
    <style:style style:name="T21" style:family="text">
      <style:text-properties officeooo:rsid="003450fb"/>
    </style:style>
    <style:style style:name="T22" style:family="text">
      <style:text-properties officeooo:rsid="0034d66e"/>
    </style:style>
    <style:style style:name="T23" style:family="text">
      <style:text-properties officeooo:rsid="0035f4f8"/>
    </style:style>
    <style:style style:name="T24" style:family="text">
      <style:text-properties officeooo:rsid="00369fd8"/>
    </style:style>
    <style:style style:name="T25" style:family="text">
      <style:text-properties officeooo:rsid="0037a3e8"/>
    </style:style>
    <style:style style:name="T26" style:family="text">
      <style:text-properties officeooo:rsid="003a3ca0"/>
    </style:style>
    <style:style style:name="T27" style:family="text">
      <style:text-properties officeooo:rsid="003c0aa4"/>
    </style:style>
    <style:style style:name="T28" style:family="text">
      <style:text-properties officeooo:rsid="003d609c"/>
    </style:style>
    <style:style style:name="T29" style:family="text">
      <style:text-properties officeooo:rsid="003d81b8"/>
    </style:style>
    <style:style style:name="T30" style:family="text">
      <style:text-properties officeooo:rsid="003e8fff"/>
    </style:style>
    <style:style style:name="T31" style:family="text">
      <style:text-properties officeooo:rsid="0040dfcb"/>
    </style:style>
    <style:style style:name="T32" style:family="text">
      <style:text-properties officeooo:rsid="00410f11"/>
    </style:style>
    <style:style style:name="T33" style:family="text">
      <style:text-properties officeooo:rsid="0043dc2b"/>
    </style:style>
    <style:style style:name="T34" style:family="text">
      <style:text-properties officeooo:rsid="00448ac5"/>
    </style:style>
    <style:style style:name="T35" style:family="text">
      <style:text-properties officeooo:rsid="0044b624"/>
    </style:style>
    <style:style style:name="T36" style:family="text">
      <style:text-properties officeooo:rsid="0046a14d"/>
    </style:style>
    <style:style style:name="T37" style:family="text">
      <style:text-properties officeooo:rsid="00481254"/>
    </style:style>
    <style:style style:name="T38" style:family="text">
      <style:text-properties officeooo:rsid="00488c67"/>
    </style:style>
    <style:style style:name="T39" style:family="text">
      <style:text-properties officeooo:rsid="00499854"/>
    </style:style>
    <style:style style:name="T40" style:family="text">
      <style:text-properties officeooo:rsid="004d95b0"/>
    </style:style>
    <style:style style:name="T41" style:family="text">
      <style:text-properties officeooo:rsid="00523f26"/>
    </style:style>
    <style:style style:name="T42" style:family="text">
      <style:text-properties officeooo:rsid="0052be88"/>
    </style:style>
    <style:style style:name="T43" style:family="text">
      <style:text-properties officeooo:rsid="0053d229"/>
    </style:style>
    <style:style style:name="T44" style:family="text">
      <style:text-properties officeooo:rsid="00541bcc"/>
    </style:style>
    <style:style style:name="T45" style:family="text">
      <style:text-properties officeooo:rsid="00555de8"/>
    </style:style>
    <style:style style:name="T46" style:family="text">
      <style:text-properties officeooo:rsid="0056053c"/>
    </style:style>
    <style:style style:name="T47" style:family="text">
      <style:text-properties officeooo:rsid="005ab12a"/>
    </style:style>
    <style:style style:name="T48" style:family="text">
      <style:text-properties officeooo:rsid="005bb360"/>
    </style:style>
    <style:style style:name="T49" style:family="text">
      <style:text-properties officeooo:rsid="005d28ec"/>
    </style:style>
    <style:style style:name="T50" style:family="text">
      <style:text-properties officeooo:rsid="005ec05d"/>
    </style:style>
    <style:style style:name="T51" style:family="text">
      <style:text-properties officeooo:rsid="005f7aa6"/>
    </style:style>
    <style:style style:name="T52" style:family="text">
      <style:text-properties officeooo:rsid="005fb134"/>
    </style:style>
    <style:style style:name="T53" style:family="text">
      <style:text-properties officeooo:rsid="005fe7f2"/>
    </style:style>
    <style:style style:name="T54" style:family="text">
      <style:text-properties officeooo:rsid="006147d6"/>
    </style:style>
    <style:style style:name="T55" style:family="text">
      <style:text-properties officeooo:rsid="0061ea18"/>
    </style:style>
    <style:style style:name="T56" style:family="text">
      <style:text-properties officeooo:rsid="0066643d"/>
    </style:style>
    <style:style style:name="T57" style:family="text">
      <style:text-properties officeooo:rsid="0067ac3a"/>
    </style:style>
    <style:style style:name="T58" style:family="text">
      <style:text-properties officeooo:rsid="0075b00e"/>
    </style:style>
    <style:style style:name="T59" style:family="text">
      <style:text-properties officeooo:rsid="0076d15a"/>
    </style:style>
    <style:style style:name="T60" style:family="text">
      <style:text-properties officeooo:rsid="00787c4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ill</text:p>
      <text:p text:style-name="P4">4) Tests:</text:p>
      <table:table table:name="Table1" table:style-name="Table1">
        <table:table-column table:style-name="Table1.A"/>
        <table:table-column table:style-name="Table1.B" table:number-columns-repeated="3"/>
        <table:table-header-rows>
          <table:table-row>
            <table:table-cell table:style-name="Table1.A1" office:value-type="string">
              <text:p text:style-name="P55">Input</text:p>
            </table:table-cell>
            <table:table-cell table:style-name="Table1.A1" office:value-type="string">
              <text:p text:style-name="P55">Expected Result</text:p>
            </table:table-cell>
            <table:table-cell table:style-name="Table1.A1" office:value-type="string">
              <text:p text:style-name="P55">Actual Result (if different)</text:p>
            </table:table-cell>
            <table:table-cell table:style-name="Table1.D1" office:value-type="string">
              <text:p text:style-name="P56">Resolution</text:p>
            </table:table-cell>
          </table:table-row>
        </table:table-header-rows>
        <table:table-row>
          <table:table-cell table:style-name="Table1.A2" office:value-type="string">
            <text:p text:style-name="P5">2+2;</text:p>
          </table:table-cell>
          <table:table-cell table:style-name="Table1.A2" office:value-type="string">
            <text:p text:style-name="P6">= 4</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14-16;</text:p>
          </table:table-cell>
          <table:table-cell table:style-name="Table1.A2" office:value-type="string">
            <text:p text:style-name="P6">= -2</text:p>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5">5*7;</text:p>
          </table:table-cell>
          <table:table-cell table:style-name="Table1.A2" office:value-type="string">
            <text:p text:style-name="P6">= 35</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6/12;</text:p>
          </table:table-cell>
          <table:table-cell table:style-name="Table1.A2" office:value-type="string">
            <text:p text:style-name="P6">= 0.5</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5-4;</text:p>
          </table:table-cell>
          <table:table-cell table:style-name="Table1.A2" office:value-type="string">
            <text:p text:style-name="P6">= 1</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5+6;</text:p>
          </table:table-cell>
          <table:table-cell table:style-name="Table1.A2" office:value-type="string">
            <text:p text:style-name="P6">= 1</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5">933;</text:p>
          </table:table-cell>
          <table:table-cell table:style-name="Table1.A2" office:value-type="string">
            <text:p text:style-name="P6">= 933</text:p>
          </table:table-cell>
          <table:table-cell table:style-name="Table1.A2" office:value-type="string">
            <text:p text:style-name="P5"/>
          </table:table-cell>
          <table:table-cell table:style-name="Table1.D2" office:value-type="string">
            <text:p text:style-name="P5"/>
          </table:table-cell>
        </table:table-row>
        <table:table-row>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
          </table:table-cell>
          <table:table-cell table:style-name="Table1.D2" office:value-type="string">
            <text:p text:style-name="P11"/>
          </table:table-cell>
        </table:table-row>
        <table:table-row>
          <table:table-cell table:style-name="Table1.A2" office:value-type="string">
            <text:p text:style-name="P6">5*4+6*2;</text:p>
          </table:table-cell>
          <table:table-cell table:style-name="Table1.A2" office:value-type="string">
            <text:p text:style-name="P6">= 32</text:p>
          </table:table-cell>
          <table:table-cell table:style-name="Table1.A2" office:value-type="string">
            <text:p text:style-name="P6"/>
          </table:table-cell>
          <table:table-cell table:style-name="Table1.D2" office:value-type="string">
            <text:p text:style-name="P6"/>
          </table:table-cell>
        </table:table-row>
        <table:table-row>
          <table:table-cell table:style-name="Table1.A2" office:value-type="string">
            <text:p text:style-name="P6">4/((55-25)*0.5/15*2);<text:tab/></text:p>
          </table:table-cell>
          <table:table-cell table:style-name="Table1.A2" office:value-type="string">
            <text:p text:style-name="P6">= 2</text:p>
          </table:table-cell>
          <table:table-cell table:style-name="Table1.A2" office:value-type="string">
            <text:p text:style-name="P6"/>
          </table:table-cell>
          <table:table-cell table:style-name="Table1.D2" office:value-type="string">
            <text:p text:style-name="P6"/>
          </table:table-cell>
        </table:table-row>
        <table:table-row>
          <table:table-cell table:style-name="Table1.A2" office:value-type="string">
            <text:p text:style-name="P6"><text:s/><text:span text:style-name="T4">5 4;</text:span></text:p>
          </table:table-cell>
          <table:table-cell table:style-name="Table1.A2" office:value-type="string">
            <text:p text:style-name="P17">= 5<text:line-break/>= 4</text:p>
          </table:table-cell>
          <table:table-cell table:style-name="Table1.A2" office:value-type="string">
            <text:p text:style-name="P17">= 5<text:line-break/>&gt; = 4</text:p>
          </table:table-cell>
          <table:table-cell table:style-name="Table1.D2" office:value-type="string">
            <text:p text:style-name="P17">None, good enough;</text:p>
          </table:table-cell>
        </table:table-row>
        <table:table-row>
          <table:table-cell table:style-name="Table1.A2" office:value-type="string">
            <text:p text:style-name="P7">let e = 5*8;</text:p>
          </table:table-cell>
          <table:table-cell table:style-name="Table1.A2" office:value-type="string">
            <text:p text:style-name="P7">= <text:span text:style-name="T1">40</text:span></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5">e;</text:p>
          </table:table-cell>
          <table:table-cell table:style-name="Table1.A2" office:value-type="string">
            <text:p text:style-name="P15">= 40</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5">e*10;</text:p>
          </table:table-cell>
          <table:table-cell table:style-name="Table1.A2" office:value-type="string">
            <text:p text:style-name="P15">= 400</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8">let e = 10;</text:p>
          </table:table-cell>
          <table:table-cell table:style-name="Table1.A2" office:value-type="string">
            <text:p text:style-name="P18">e declared twice</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8">let pi = _3.14;</text:p>
          </table:table-cell>
          <table:table-cell table:style-name="Table1.A2" office:value-type="string">
            <text:p text:style-name="P18">Bad token</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6">10=</text:p>
          </table:table-cell>
          <table:table-cell table:style-name="Table1.A2" office:value-type="string">
            <text:p text:style-name="P10">error: primary expected</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8">quit</text:p>
          </table:table-cell>
          <table:table-cell table:style-name="Table1.A2" office:value-type="string">
            <text:p text:style-name="P8">program should exit</text:p>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5;;;;;</text:p>
          </table:table-cell>
          <table:table-cell table:style-name="Table1.A2" office:value-type="string">
            <text:p text:style-name="P8">= 5</text:p>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dsfkjsldkfj sdlkfjsldkjf;</text:p>
          </table:table-cell>
          <table:table-cell table:style-name="Table1.A2" office:value-type="string">
            <text:p text:style-name="P8">error: primary expected</text:p>
          </table:table-cell>
          <table:table-cell table:style-name="Table1.A2" office:value-type="string">
            <text:p text:style-name="P8">get: undefined name dsfkjsldkfj</text:p>
          </table:table-cell>
          <table:table-cell table:style-name="Table1.D2" office:value-type="string">
            <text:p text:style-name="P16">None, this is <text:span text:style-name="T3">fine.</text:span></text:p>
          </table:table-cell>
        </table:table-row>
        <table:table-row>
          <table:table-cell table:style-name="Table1.A2" office:value-type="string">
            <text:p text:style-name="P11">1000000000000;</text:p>
          </table:table-cell>
          <table:table-cell table:style-name="Table1.A2" office:value-type="string">
            <text:p text:style-name="P11"><text:span text:style-name="T2">= </text:span>1e+12</text:p>
          </table:table-cell>
          <table:table-cell table:style-name="Table1.A2" office:value-type="string">
            <text:p text:style-name="P11"/>
          </table:table-cell>
          <table:table-cell table:style-name="Table1.D2" office:value-type="string">
            <text:p text:style-name="P11"/>
          </table:table-cell>
        </table:table-row>
        <table:table-row>
          <table:table-cell table:style-name="Table1.A2" office:value-type="string">
            <text:p text:style-name="P12">0.0000000000000001;</text:p>
          </table:table-cell>
          <table:table-cell table:style-name="Table1.A2" office:value-type="string">
            <text:p text:style-name="P13">= 1e-16</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4">2000000000*2;</text:p>
          </table:table-cell>
          <table:table-cell table:style-name="Table1.A2" office:value-type="string">
            <text:p text:style-name="P54">= 4e+09</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8"/>
      <text:p text:style-name="P2">Review</text:p>
      <text:p text:style-name="P19">1) The first working version of a program could still use work for many reasons:</text:p>
      <text:list xml:id="list2407177213" text:style-name="L1">
        <text:list-item>
          <text:p text:style-name="P57">Ideas that seemed good on paper might not be ideal when you actually use the program. Such as the prompt for input being too bulky.</text:p>
        </text:list-item>
        <text:list-item>
          <text:p text:style-name="P57">Perhaps things were forgotten from the original requirements.</text:p>
        </text:list-item>
        <text:list-item>
          <text:p text:style-name="P57">Additional features that were not in the original requirements.</text:p>
        </text:list-item>
        <text:list-item>
          <text:p text:style-name="P58">There may still be niche bugs. The program may work in “reasonable” situations, what about the unreasonable ones?</text:p>
        </text:list-item>
      </text:list>
      <text:p text:style-name="P20">2) <text:span text:style-name="T5">Typing “1+2; q” into the calculator first evaluates and prints the answer to “1+2”, then it reads the “q” and it doesn’t match any keyword. It therefore assumes you are referring to a constant. It attempts to find the variable but comes up empty and so throws an exception. This exception is handled with two effects, one is that it prints the error “get: undefined name”. The second is that it calls clean_up_mess() which ignores all further input up to the next print symbol, “;”. </text:span><text:span text:style-name="T6">Since we didn’t provide a print symbol after the “q”, it remains in a loop of ignoring input until we do. So if we next input “quit” (or “exit”), it will ignore that too. Only once we supply a “;” will it then begin to action new commands.</text:span></text:p>
      <text:p text:style-name="P20"/>
      <text:p text:style-name="P21"><text:soft-page-break/>3) <text:span text:style-name="T7">We made a symbolic constant for </text:span><text:span text:style-name="T9">the token type </text:span><text:span text:style-name="T7">number because it allows us to use the constant name “number” instead of using an arbitrary character like ‘8’ which is a magic constant and makes the code less legible. </text:span><text:span text:style-name="T21">This wasn’t necessary for other token types like ‘+’ because they act as the type of a tokenisation of single character that is also ‘+’. It is therefore clear and not arbitrary. Meanwhile, a number could be any configuration of digits, so having ‘8’ represent them all is indeed arbitrary. </text:span><text:span text:style-name="T8">Technically the values of the symbolic constants are meaningless other than to provide some constant to switch upon. e.g. const char let = ‘L’;<text:tab/>The ‘L’ could be replaced with any other character not in use elsewhere in the switch statement. The value is never again referred to directly.</text:span></text:p>
      <text:p text:style-name="P21"/>
      <text:p text:style-name="P22">4) <text:span text:style-name="T10">Ideally a single function should perform a single task. main() was split into two functions </text:span><text:span text:style-name="T11">because it was performing two tasks, calculating and acting as scaffolding. Therefore we created the calculate() function to handle the calculation loop. This leaves main() free to simply call upon calculate() and focus on providing scaffolding, which in this case means starting and ending the program as well as handling any exceptions not cause by higher functions, “</text:span><text:span text:style-name="T12">fatal errors”.</text:span></text:p>
      <text:p text:style-name="P22"/>
      <text:p text:style-name="P23">5) <text:span text:style-name="T13">We split code into multiple functions for the sake of human understanding. Humans are not good at considering all the aspects of large problems at once. It’s therefore much easier to break a problem down into smaller constituent problems, solve them one at a time and then package them up in a function so that the details need no longer be worried about. </text:span><text:span text:style-name="T14">Ideally, a function will perform a single task. </text:span><text:span text:style-name="T15">The order of priority when writing code is correctness, simplicity and efficiency. Using functions enables the first two which take priority over minor efficiency losses.</text:span></text:p>
      <text:p text:style-name="P23"/>
      <text:p text:style-name="P24">6) <text:span text:style-name="T16">Commenting is essential to give yourself and others explanations of what a segment of code does. They can provide multiple services:</text:span></text:p>
      <text:list xml:id="list2957214042" text:style-name="L2">
        <text:list-item>
          <text:p text:style-name="P59">Ability to quickly determine what code does</text:p>
        </text:list-item>
        <text:list-item>
          <text:p text:style-name="P59">Insight into what the code was meant to do since it may contain errors. How would a future developer know it contained an error if they don’t know what you wanted it to do.</text:p>
        </text:list-item>
        <text:list-item>
          <text:p text:style-name="P60">Explain how to use a function, explain its user interface</text:p>
        </text:list-item>
        <text:list-item>
          <text:p text:style-name="P61">Provide extra info that isn’t code such as when a program was written, by who, etc.</text:p>
        </text:list-item>
        <text:list-item>
          <text:p text:style-name="P61">etc.</text:p>
        </text:list-item>
      </text:list>
      <text:p text:style-name="P25">Comments should be made in a balanced way. Too few leads to the problems listed above, too many though can make code look messy and is defeats the purpose of a quick glance alternative to the code. <text:span text:style-name="T17">Never say in </text:span><text:span text:style-name="T18">E</text:span><text:span text:style-name="T17">nglish what </text:span><text:span text:style-name="T19">is already</text:span><text:span text:style-name="T17"> clearly expressed in code.</text:span></text:p>
      <text:p text:style-name="P25"/>
      <text:p text:style-name="P26">7) <text:span text:style-name="T20">narrow_cast() is a function defined in “std_lib_facilities.h”. It throws an error if the type you are attempting to convert a value to would result in narrowing (a loss of info). The function is templated so that any type conversion can be checked.</text:span></text:p>
      <text:p text:style-name="P42">e.g. double d; narrow_cast&lt;int&gt;(d); makes sure that converting d from a double to an int wouldn’t cause narrowing. </text:p>
      <text:p text:style-name="P27">int I; narrow_cast&lt;char&gt;(i); would perform similarly, but from an int to a char.</text:p>
      <text:p text:style-name="P27">If the conversion doesn’t cause narrowing then the narrow_cast() returns the value as its new type.</text:p>
      <text:p text:style-name="P27"/>
      <text:p text:style-name="P28">8) <text:span text:style-name="T22">See question 3.</text:span></text:p>
      <text:p text:style-name="P28"/>
      <text:p text:style-name="P29">9) <text:span text:style-name="T23">Code layout such as indentation, structure, etc. is important since it aids in human understanding which reduces errors (and therefore wasted time finding them) as well as making large programs manageable. </text:span><text:span text:style-name="T15">The order of priority when writing code is correctness, simplicity and efficiency.</text:span></text:p>
      <text:p text:style-name="P29"/>
      <text:p text:style-name="P30">10) <text:span text:style-name="T24">We could have handled % for floating point numbers in a couple of ways. Technically, the modulus of a floating point number doesn’t exist since there is no remainder. So one way to deal with it would be to check if the operands are integers, and if not to simply print an error message </text:span><text:soft-page-break/><text:span text:style-name="T24">and refuse to calculate an answer. Another way would be to use the commonly accepted method for performing a modulus on floating point number: x%y==x-y*int(x/y).</text:span></text:p>
      <text:p text:style-name="P31">e.g.</text:p>
      <text:p text:style-name="P31">10%2.5==10-2.5*int(10/2.5)</text:p>
      <text:p text:style-name="P30"><text:tab/><text:span text:style-name="T25">==10-2.5*4</text:span></text:p>
      <text:p text:style-name="P30"><text:tab/><text:span text:style-name="T25">==0</text:span></text:p>
      <text:p text:style-name="P30"/>
      <text:p text:style-name="P31">6.6%1.3==6.6-1.3*int(6.6/1.3)</text:p>
      <text:p text:style-name="P31"><text:tab/>==6.6-1.3*5</text:p>
      <text:p text:style-name="P31"><text:tab/>==0.1</text:p>
      <text:p text:style-name="P32"/>
      <text:p text:style-name="P32">11) <text:span text:style-name="T26">is_declared() is a function that checks whether a constant exists or not. </text:span><text:span text:style-name="T27">It checks the input name against the vector of declared constants and returns true if it finds a match.</text:span></text:p>
      <text:p text:style-name="P32"/>
      <text:p text:style-name="P33">12) <text:span text:style-name="T28">The “let” keyword is turned into a single token through the use of the default case of the switch statement. Once the rest of the cases have been checked and passed over, default is entered wherein the isalpha() and isdigit() functions from the standard library are used to keep reading single characters until a non-letter or non-digit is read. These characters are appended onto a temporary string as they are read in. </text:span><text:span text:style-name="T29">Once the letters/digits run out, the string can be compared to any keywords such as let, sqrt or pow to create a token of that type if a match is found. </text:span><text:span text:style-name="T30">Reading characters one at a time is not crucial for the let keyword since it must always be followed by a space anyway </text:span><text:span text:style-name="T31">and therefore cin which stops at white-space would do fine</text:span><text:span text:style-name="T30">. However, it is necessary for knowing where a constant name ends </text:span><text:span text:style-name="T32">and therefore may as well be used for the keywords as well.</text:span></text:p>
      <text:p text:style-name="P33"/>
      <text:p text:style-name="P34">13) <text:span text:style-name="T33">Names in the calculator program can only be made of digits and characters since we stop reading characters once we detect anything else. </text:span><text:span text:style-name="T34">Additionally, although it isn’t an explicit rule, since we store the name in a string, </text:span><text:span text:style-name="T36">i</text:span><text:span text:style-name="T35">f there is a combination of digits and characters that the computer cannot store in a string, that would cause a runtime error.</text:span></text:p>
      <text:p text:style-name="P34"/>
      <text:p text:style-name="P35">14) <text:span text:style-name="T37">A good motto is to test early and often. Building a program incrementally allows this to be done. If you work on multiple parts of a program at once, you will have to complete them all before it will compile and therefore before it can be tested. This makes tracking down bugs much harder since you must search through a lot more changed code. </text:span><text:span text:style-name="T38">Building a program incrementally also ensures a better overall structure since it forces you to think about functions that perform discrete tasks rather than having a monolithic </text:span><text:span text:style-name="T39">program.</text:span></text:p>
      <text:p text:style-name="P35"/>
      <text:p text:style-name="P36">15) <text:span text:style-name="T40">You start to test as early as possible.</text:span></text:p>
      <text:p text:style-name="P36"/>
      <text:p text:style-name="P37">16) You test again often.</text:p>
      <text:p text:style-name="P37"/>
      <text:p text:style-name="P38">17) <text:span text:style-name="T41">Ideal function separation is when each function performs a single task.</text:span></text:p>
      <text:p text:style-name="P38"/>
      <text:p text:style-name="P39">18) <text:span text:style-name="T42">Variable and function names should be as descriptive as possible without being too long. This is so that they give the developer an idea of what it is or does without breaking the flow of the code. </text:span><text:span text:style-name="T44">An overly long name is also unnecessary since if a fuller understanding of the function or variable is required, the developer can go to the definition and read the relevant comments.</text:span><text:span text:style-name="T42"> </text:span><text:span text:style-name="T43">An exception to this could be a variable that is used very locally and whose meaning is clear anyway. e.g. for(int i=0; i &lt; 10; ++i) In this case “i” is simply an iterator that only exists within the scope of the for loop. Giving it a verbose name like “iteration” provides no additional clarity and bulks out the code.</text:span></text:p>
      <text:p text:style-name="P39"/>
      <text:p text:style-name="P40">19) <text:span text:style-name="T44">See question 6.</text:span></text:p>
      <text:p text:style-name="P41"><text:soft-page-break/>20) See question 6.</text:p>
      <text:p text:style-name="P41"/>
      <text:p text:style-name="P41">21) <text:span text:style-name="T45">A program could be considered finished when all the initial requirements laid out in the analysis phase have been met and tested. </text:span><text:span text:style-name="T46">It is the point at which the program could be handed over to someone else for maintenance.</text:span></text:p>
      <text:p text:style-name="P41"/>
      <text:p text:style-name="P3">Exercises</text:p>
      <text:p text:style-name="P44">2)</text:p>
      <text:p text:style-name="P44"/>
      <text:p text:style-name="P50">Design and Implementation discussion:</text:p>
      <text:p text:style-name="P50"/>
      <text:p text:style-name="P44">Adding an ‘=’ assignment operator for changing the value of variables in the calculator presented a design conundrum. The most obvious way of doing it would be to copy the implementation of declaration() which requires the user to use the “let” keyword to forewarn the program of the declaration. <text:span text:style-name="T47">For assignment then, this would simply require an assign() function and a keyword “assign”.</text:span></text:p>
      <text:p text:style-name="P43"/>
      <text:p text:style-name="P46">This seems rather clunky though. Ideally, I would like users to be able to simply type: name = expression. Without a keyword to forewarn that an assignment is coming <text:span text:style-name="T51">though</text:span>, the program must first read the name and then read the ‘=’ to know that <text:span text:style-name="T52">it is dealing with an assignment and that </text:span>the name was not part of an expression. The challenge here is that our Token_stream buffer only allows us to put back one token. <text:span text:style-name="T52">So we cannot put back both the “=” and the name token. </text:span>We could provide the name as an argument to assign(). In this case we don’t need to put back the name and the ‘=’ tokens. However, this still leaves a problem in the case of an expression. <text:span text:style-name="T48">Increasing the size of the Token_stream buffer seems too radical of a solution. It would involve a fairly major rewrite affecting multiple functions. So this option is vetoed.</text:span></text:p>
      <text:p text:style-name="P46"/>
      <text:p text:style-name="P46"><text:span text:style-name="T53">Up until now, we have been attempting to treat assignment in the same way as declaration due to their similarity. Another design path would be to</text:span><text:span text:style-name="T48"> </text:span><text:span text:style-name="T53">treat “=” as an operator</text:span><text:span text:style-name="T49"> that binds less tightly than all the others with </text:span><text:span text:style-name="T48">a whole new tier added to the grammar called equation:</text:span></text:p>
      <text:p text:style-name="P45"/>
      <text:p text:style-name="P47">Equation:</text:p>
      <text:p text:style-name="P47"><text:tab/>Expression</text:p>
      <text:p text:style-name="P47"><text:tab/>Name “=” Expression</text:p>
      <text:p text:style-name="P47"/>
      <text:p text:style-name="P64">This path comes to the same dead end as before, we would still need to increase the buffer size.</text:p>
      <text:p text:style-name="P48"/>
      <text:p text:style-name="P49">A workaround solution to this dead end we keep encountering would be <text:span text:style-name="T55">to create a single token out of the name and the “=” instead of two.</text:span> This solution seems messy though since this token now represents two discrete pieces of information which undermines the whole concept of tokens.</text:p>
      <text:p text:style-name="P48"/>
      <text:p text:style-name="P48">Having vetoed the increased buffer size <text:span text:style-name="T54">and workaround,</text:span> we are left with no option but to return to the initial plan of adding a keyword for assignment, “assign”. <text:span text:style-name="T50">Which, in turn, makes the obvious design choice to implement assignment as a third case statement().</text:span></text:p>
      <text:p text:style-name="P48"/>
      <text:p text:style-name="P50">Usage Discussion:</text:p>
      <text:p text:style-name="P50"/>
      <text:p text:style-name="P50">The assignment operator is useful to users since it allows them to change the value of an existing variable. This avoids needing a new variable name every time it is changed. <text:span text:style-name="T57">Although memory probably isn’t an issue on modern computers, it also avoids storing variable values that are no longer needed. </text:span><text:span text:style-name="T56">Another benefit is the use of self referencing relative expressions such as: e = e + 10.</text:span></text:p>
      <text:p text:style-name="P50"/>
      <text:p text:style-name="P51"><text:soft-page-break/>A potential problem with assignment is ambiguity in the meaning of the “=”. Does it mean assignment, solving an equation or simply telling us whether an equality is true or false? Fortunately, since my implementation ended up using the “assign” keyword, this isn’t an issue.</text:p>
      <text:p text:style-name="P51"/>
      <text:p text:style-name="P52">9) Improvements that could be made to the calculator:</text:p>
      <text:list xml:id="list356779291" text:style-name="L3">
        <text:list-item>
          <text:p text:style-name="P65">Checking whether the two sides of an equation are equal and returning true or false</text:p>
        </text:list-item>
        <text:list-item>
          <text:p text:style-name="P65">User input <text:span text:style-name="T58">roots</text:span> not limited to square only <text:span text:style-name="T59">(Probably not worth implementing since the power operator can be used for this)</text:span></text:p>
        </text:list-item>
        <text:list-item>
          <text:p text:style-name="P66">Log <text:span text:style-name="T59">operator</text:span></text:p>
        </text:list-item>
        <text:list-item>
          <text:p text:style-name="P66">Simplifying algebraic expressions (This would be less of an improvement, and more of an enormous added feature)</text:p>
        </text:list-item>
        <text:list-item>
          <text:p text:style-name="P67">Not printing the prompt in front of the answers to additional statements that the user may have input on the same line – <text:span text:style-name="T60">This was mentioned in the previous chapter however a solution was never provided and so this is the one that I decided to implement.</text:span></text:p>
        </text:list-item>
      </text:list>
      <text:p text:style-name="P53"><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21:35:43.486000000</meta:creation-date>
    <meta:generator>LibreOffice/7.3.7.2$Windows_X86_64 LibreOffice_project/e114eadc50a9ff8d8c8a0567d6da8f454beeb84f</meta:generator>
    <dc:date>2023-04-26T18:44:02.738000000</dc:date>
    <meta:editing-duration>PT20H26M8S</meta:editing-duration>
    <meta:editing-cycles>106</meta:editing-cycles>
    <meta:document-statistic meta:table-count="1" meta:image-count="0" meta:object-count="0" meta:page-count="5" meta:paragraph-count="120" meta:word-count="2175" meta:character-count="12329" meta:non-whitespace-character-count="10276"/>
  </office:meta>
</office:document-meta>
</file>